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a739" officeooo:paragraph-rsid="000da739"/>
    </style:style>
    <style:style style:name="P2" style:family="paragraph" style:parent-style-name="Standard">
      <style:paragraph-properties fo:text-align="justify" style:justify-single-word="false"/>
      <style:text-properties officeooo:rsid="000da739" officeooo:paragraph-rsid="000da739"/>
    </style:style>
    <style:style style:name="P3" style:family="paragraph" style:parent-style-name="Standard">
      <style:paragraph-properties fo:text-align="justify" style:justify-single-word="false"/>
      <style:text-properties officeooo:rsid="000da739" officeooo:paragraph-rsid="000e288c"/>
    </style:style>
    <style:style style:name="T1" style:family="text">
      <style:text-properties officeooo:rsid="000e288c"/>
    </style:style>
    <style:style style:name="T2" style:family="text">
      <style:text-properties officeooo:rsid="000e2c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umé de la dernière séance :</text:p>
      <text:p text:style-name="P1"/>
      <text:p text:style-name="P1"/>
      <text:p text:style-name="P1"/>
      <text:p text:style-name="P2">Classe Arbre :</text:p>
      <text:p text:style-name="P2"><text:tab/>coordonné du coups x,y</text:p>
      <text:p text:style-name="P2"><text:tab/>vecteur d’arbre (les enfants)</text:p>
      <text:p text:style-name="P2"><text:tab/>récompense</text:p>
      <text:p text:style-name="P2"><text:tab/>nombre de passage</text:p>
      <text:p text:style-name="P2"><text:tab/>joueur actuel</text:p>
      <text:p text:style-name="P3"><text:tab/></text:p>
      <text:p text:style-name="P3"><text:tab/><text:span text:style-name="T1">Fonction :</text:span></text:p>
      <text:p text:style-name="P3"><text:tab/><text:tab/><text:span text:style-name="T1">update</text:span><text:tab/></text:p>
      <text:p text:style-name="P2"/>
      <text:p text:style-name="P2"/>
      <text:p text:style-name="P2">Classe Sauvegarde :</text:p>
      <text:p text:style-name="P2"><text:tab/>import(string doc) → fonction qui à partir d’un fichier donne un arbre</text:p>
      <text:p text:style-name="P2"><text:tab/>save(arbre A) → Fonction qui stocke un arbre dans </text:p>
      <text:p text:style-name="P2"><text:tab/></text:p>
      <text:p text:style-name="P2">Classe Arbitre (inspirer de celle de la prof)</text:p>
      <text:p text:style-name="P2"><text:tab/>→ va nous permettre de faire apprendre notre monté Carlo. </text:p>
      <text:p text:style-name="P2"><text:tab/>→ l’objectif de la classe :</text:p>
      <text:p text:style-name="P2"><text:tab/><text:tab/>- décomposer la fonction actuel pour effectue plusieurs de partie ;</text:p>
      <text:p text:style-name="P3"><text:tab/><text:tab/>- <text:span text:style-name="T1">pour qu’on puisse effectuer un roll back et un update à chaque partie ;</text:span></text:p>
      <text:p text:style-name="P3"><text:tab/><text:tab/>- pour qu’à la fin d’un succession de partie, on puisse stocker l’arbre</text:p>
      <text:p text:style-name="P2"><text:tab/><text:span text:style-name="T1">Doit stocker pour chaque partie un vecteur des coups joué (pour l’update de fin de partir).</text:span></text:p>
      <text:p text:style-name="P2"/>
      <text:p text:style-name="P2">Classe Monte Carlo :</text:p>
      <text:p text:style-name="P2"><text:tab/>-(float) fonction qui calcul le QUBC (ne pas calculer le ln mais utiliser le tableau du cours (possibilité de créer une fonction ln <text:span text:style-name="T2">qui va cherche le resultat dans le tableau</text:span>) ;</text:p>
      <text:p text:style-name="P2"><text:tab/>- (sugestion Booléen) fonction qui détermine si tout les coups on étais ouvert (dans l’arbre) ou si on calcul le QUBC ;</text:p>
      <text:p text:style-name="P2"><text:tab/>-(sugestion int qui correspond à la position dans le tableau) fonction qui à partir d’un vecteur d’arbre (les enfants) détermine quel cours parcourir (donc l’enfant) ;</text:p>
      <text:p text:style-name="P2"><text:tab/>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5:20:44.905738401</meta:creation-date>
    <dc:date>2023-02-19T15:39:16.360784627</dc:date>
    <meta:editing-duration>PT18M30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26" meta:word-count="214" meta:character-count="1234" meta:non-whitespace-character-count="1016"/>
  </office:meta>
</office:document-meta>
</file>